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484d" officeooo:paragraph-rsid="001b484d"/>
    </style:style>
    <style:style style:name="P2" style:family="paragraph" style:parent-style-name="Standard">
      <style:text-properties officeooo:rsid="001c6bb4" officeooo:paragraph-rsid="001c6bb4"/>
    </style:style>
    <style:style style:name="P3" style:family="paragraph" style:parent-style-name="Standard" style:list-style-name="L1">
      <style:text-properties officeooo:rsid="001b484d" officeooo:paragraph-rsid="001b484d"/>
    </style:style>
    <style:style style:name="P4" style:family="paragraph" style:parent-style-name="Standard" style:list-style-name="L1">
      <style:text-properties officeooo:rsid="001d8c39" officeooo:paragraph-rsid="001c6bb4"/>
    </style:style>
    <style:style style:name="P5" style:family="paragraph" style:parent-style-name="Standard" style:list-style-name="L1">
      <style:text-properties officeooo:rsid="001d8c39" officeooo:paragraph-rsid="001d8c39"/>
    </style:style>
    <style:style style:name="P6" style:family="paragraph" style:parent-style-name="Standard" style:list-style-name="L1">
      <style:text-properties officeooo:rsid="001f6db3" officeooo:paragraph-rsid="001f6db3"/>
    </style:style>
    <style:style style:name="T1" style:family="text">
      <style:text-properties officeooo:rsid="001b484d"/>
    </style:style>
    <style:style style:name="T2" style:family="text">
      <style:text-properties officeooo:rsid="001c6bb4"/>
    </style:style>
    <style:style style:name="T3" style:family="text">
      <style:text-properties officeooo:rsid="001d8c39"/>
    </style:style>
    <style:style style:name="T4" style:family="text">
      <style:text-properties officeooo:rsid="00216cb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cification for the BMI-calculator project</text:p>
      <text:p text:style-name="P1"/>
      <text:p text:style-name="P1">Link to GitHub:</text:p>
      <text:p text:style-name="P1">https://github.com/ElectroForez/college_code/tree/main/mdk_01.02/<text:span text:style-name="T4">BMI</text:span></text:p>
      <text:p text:style-name="P1"/>
      <text:p text:style-name="P1">It’s a class for calculating and analyzing BMI.</text:p>
      <text:p text:style-name="P1"/>
      <text:p text:style-name="P1">Class BMI:</text:p>
      <text:list xml:id="list802409389" text:style-name="L1">
        <text:list-item>
          <text:p text:style-name="P3">Static function calcBMI(<text:span text:style-name="T3">double </text:span>weight, <text:span text:style-name="T3">double </text:span>height) — gets weight in Kg and height in cm and returns BMI<text:span text:style-name="T3"> of type double</text:span>.</text:p>
          <text:p text:style-name="P3">Algorytm:</text:p>
          <text:list>
            <text:list-item>
              <text:p text:style-name="P3">Convert height from cm to m. <text:span text:style-name="T2">Result save in heightM.</text:span></text:p>
            </text:list-item>
            <text:list-item>
              <text:p text:style-name="P4">Returns weight / (heightM * heightM)</text:p>
            </text:list-item>
          </text:list>
        </text:list-item>
        <text:list-item>
          <text:p text:style-name="P5">Static function getBMIResult(double weight, double height) - <text:s/><text:span text:style-name="T1">gets weight in Kg and height in cm and returns </text:span>string results of analyze BMI calculated based on arguments.</text:p>
        </text:list-item>
        <text:list-item>
          <text:p text:style-name="P5">Algorytm:</text:p>
          <text:list>
            <text:list-item>
              <text:p text:style-name="P6">Check incorrect arguments</text:p>
              <text:list>
                <text:list-item>
                  <text:p text:style-name="P6">if height &lt;= 0 or height &gt; 350, then BMIResult = «указан некорректный рост» </text:p>
                </text:list-item>
                <text:list-item>
                  <text:p text:style-name="P6">if weight &lt;= 0 or weight &gt; 1000, then BMIResult = «указан некорректный вес» </text:p>
                </text:list-item>
              </text:list>
            </text:list-item>
            <text:list-item>
              <text:p text:style-name="P6">if arguments is correct then calculating BMIValue </text:p>
              <text:list>
                <text:list-item>
                  <text:p text:style-name="P6">if BMIValue &gt; 0 and BMIValue &lt;= 16, then BMIResult = "выраженный дефицит массы тела"</text:p>
                </text:list-item>
                <text:list-item>
                  <text:p text:style-name="P6">if BMIValue &gt; 16 and BMIValue &lt; 19, then BMIResult = "недостаточная масса тела"</text:p>
                </text:list-item>
                <text:list-item>
                  <text:p text:style-name="P6">if BMIValue &gt;= 19 and BMIValue &lt; 25, then BMIResult = "нормальная масса тела"</text:p>
                </text:list-item>
                <text:list-item>
                  <text:p text:style-name="P6">if BMIValue &gt;= 25, then BMIResult = "избыточная масса тела"</text:p>
                </text:list-item>
              </text:list>
            </text:list-item>
            <text:list-item>
              <text:p text:style-name="P6">return BMIResult</text:p>
            </text:list-item>
          </text:list>
        </text:list-item>
      </text:list>
      <text:p text:style-name="P2"><text:tab/></text:p>
      <text:list xml:id="list174421586316184" text:continue-numbering="true" text:style-name="L1">
        <text:list-header>
          <text:p text:style-name="P3"/>
          <text:p text:style-name="P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16:15:00.786214184</meta:creation-date>
    <dc:date>2022-05-13T17:44:19.849287149</dc:date>
    <meta:editing-duration>PT1M43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23" meta:word-count="193" meta:character-count="1141" meta:non-whitespace-character-count="979"/>
  </office:meta>
</office:document-meta>
</file>